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13.11.21, 01:16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‎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. Mai um 16:42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s Schwangere erhalten ab heute riskante Corona-Impfungen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Frauen in der Schwangerschaft: Sie sollen nicht rauchen, keinen Kaffee trinken und bei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Medikamenten ist äußerste Vorsicht geboten.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Doch geht es um die riskanten mRNA-Corona-Impfstoffe, sind Schwangere nun ganz vorne mit dabei.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Bereits heute beginnt das Impfen schwangerer Frauen in Oberösterreich und nächste Woche in Wi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bei zeigen Studien, dass 13,9% der geimpften Schwangeren Fehlgeburten erlitten. Und jetzt wu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noch bekannt: Geimpfte sind anstecke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bruar: Pfizer-Studie an 4.000 Schwang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18. Februar verlautbarte BioNTech/Pfizer, dass der Impfstoff in einer Phase-2-Studie an 4.000 gesun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ngeren Frauen erprobt werden soll. Am 28. April berichteten die „Pharmacy Times“ üb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gebnisse einer Studie, bei der die Vakzine von BioNTech/Pfizer und Moderna an Schwang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wendet wurden. Die Impfstoffe seien sicher, so die Überschri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„Kleingedruckten“ lesen sich der Ergebnisse der Studie jedoch fata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e Fehlgebu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,9% der Studienteilnehmerinnen erlitten eine Fehlgeburt, 9,4% hatten eine Frühgeburt und 3,2%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ys kamen unterentwickelt (zu klein) auf die Welt. Tote habe es aber keine gegeben, so der Beric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daran liegt, dass Embryos noch nicht als Person gelten und daher auch nicht als Tote in dies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wer das befürwortet, gehört meiner Meinung nach angeklagt und in's Gefängni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: Die SPÖ unter Rendi Wagner befürwortet diese Aktion in Wien - man wolle allen Schwangeren Frau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Impfangebot machen und so schnell wie möglich impfen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CHENBLICK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s Schwangere erhalten ab heute riskante Corona-Impf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n startet die Impfkampagne für Schwangere bereits Mitte Mai. Und dabei bleibt es nicht: Danach soll das Modell österrei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 t La t nabhängigen Faktenprüfern könnten diese 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5185187158235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61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9 Kommentare 1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40</text:p>
          </table:table-cell>
          <table:table-cell table:number-columns-repeated="6"/>
        </table:table-row>
        <table:table-row table:style-name="ro1">
          <table:table-cell table:style-name="ce4" table:formula="of:=SUM([.A80:.A100000])" office:value-type="float" office:value="40" calcext:value-type="float">
            <text:p>4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Commen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nderte, wenn nicht Tausende von Frauen haben berichtet, dass sie unregelmäßi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tungen/Gerinnungsstörungen erlitten haben, nachdem sie einen der mRNA-Covid-Impfstof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halten hatten. Dazu kommen Hunderte von anderen Berichten über Fehlgeburten. Das so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en Berichten zufolge sowie einem Dokument von Pfizer selbst nicht nur nach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, sondern sogar nach Kontakt mit Geimpften passiert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ngt unglaublich, nicht wahr? Nun, leider bestätigt ein Dokument von Pfizer, dass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ichte durchaus möglich sind. Umso erstaunlicher ist, dass in Österreich die Impfung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ngeren nun freigegeben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Żaneta Anna Maria Sch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 was ich schlimmer finde ist, dass eine schwangerefrau ohne zu wissen w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ür ihr Kind diese Impfung mit sich bringt, sich einfach impfen lä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 Sorry aber manchmal bekomme ich das Gefühl dass HC Strache au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tteis geführt wurde, weil er nicht in die Strategie des Great Reset gepasst hat. Man s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fahr eines Querdenkers in der EU der im Gefolge damals zu stark werden könnte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Vater denke ich nicht, dass er das alles befürwortet hätte, man kann sonst de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 ihn was man will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lona Fürt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Böhm ich mag hc und die fpö überhaupt nicht, aber genau das gleiche habe ich m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ch schon gedacht.... vor allem - warum gerade der Zeitpunkt. Dann noch die x-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despräsidentenwahl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anie H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eline Iglseed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 Prit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mmel! Genau das macht mir Sorgen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5185187158235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o K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eeeee oder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Don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Scho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ich würde sagen da ist die Liebe zum Kind aber groß wenn ich mir sowas i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ngerschaft spritzen la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Fils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Schoiber nicht wirklich, bedenkt man die Chance auf ne Fehlgeburt oder 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ind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Scho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Filsak das meinte ich ja auch. Niemals würde ich mein Kind durch so ein Gi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fäh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Wie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merkwürdig, mir kommt es jedenfalls vor, als wäre es ein Laborrattentest der Pharm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 Daten zu sammeln. Verschiedene Altersstufen bis zu Kleinkindern, jetzt die Schwang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Sei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ch ist impfen freiwillig, wer es macht muss mit den Konsequenzen leben. Ich bin müde,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de um immer wieder darauf hinzuweisen, was das für eine Giftspritze ist. Kommt für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 in Frag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Fils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a mitmacht hat eh besser keine Kinder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o Ran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dem Namen Contergan ist einer der größten Arzneimittel-Skandale verbunden.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afmittel, welches auch bei Schwangerschaftsübelkeit eingenommen wurde, verursach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bildungen bei Neugeborenen. Nach Bekanntwerden des Zusammenhangs musste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anager des Herstellers Grünenthal wegen vorsätzlicher Körperverletzung und fahrlässi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ötung vor Gericht in einem der aufwendigsten Strafprozesse in der Bundesrepubl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ntworten. Vor 69 Jahren wurde Contergan vom Markt gen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egard We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roups/392813741727411/permalink/5185187158235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o Ranacher genau daran muss ich immer denken, wenn ich höre, dass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ngere impfen lassen. Unverantwortlich, von beiden s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b Manchm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n, auf die Gefahr hin, mich hier unbeliebt zu machen und mit dem Hintergrund, dass ich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amte Massnahmenpolitik und die Impfungen sehr kritisch se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recherchiert, wie hoch die Anzahl von Fehlgeburten generell ist und habe als Ergebni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nzahl von 10 - 15% herausgefu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rozentsätze werden niedriger, je weiter die Schwangerschaft fortgeschritten ist. Wirk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agekräftig Ergebnisse sind also nur dann vorhanden, wenn es eine klare Aussage üb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zahl der Fehlgeburten in Verbindung mit den Schwangerschaftswochen gibt. Das habe ich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n weiterführenden Verlinkungen (noch) nicht gefu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Freudenspr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 Schwanger hat Mutterinstinkte, oder sollte welche haben. Wie kann man nur so depp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n und sich und damit gleichzeitig sein Ungeborenes so etwas antun. Reitet euch der Teufel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a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ne Wor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 zum Th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a-Faktench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tenprüf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- und Frühgeburten bei Corona-Impfstudie im Durchschni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Österreich werden nun auch Schwangere g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5185187158235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15" calcext:value-type="float">
            <text:p>15</text:p>
          </table:table-cell>
          <table:table-cell table:style-name="ce8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8" table:formula="of:=COUNTIF([.F$1:.F$1048576];&quot;X&quot;)" office:value-type="float" office:value="3" calcext:value-type="float">
            <text:p>3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384];[.D384];[.F384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818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4:21:58.06267527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28:04.582474066</dc:date>
    <meta:editing-duration>PT3M22S</meta:editing-duration>
    <meta:editing-cycles>7</meta:editing-cycles>
    <meta:document-statistic meta:table-count="1" meta:cell-count="270" meta:object-count="0"/>
  </office:meta>
</office:document-meta>
</file>